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gdsherpa" svg:font-family="gdsherpa, 'Helvetica Neue', Helvetica, Arial, sans-serif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 style:parent-style-name="Heading_20_2">
      <style:text-properties officeooo:rsid="00168e7e" officeooo:paragraph-rsid="00168e7e"/>
    </style:style>
    <style:style style:name="P3" style:family="paragraph" style:parent-style-name="Text_20_body">
      <style:text-properties officeooo:paragraph-rsid="00168e7e"/>
    </style:style>
    <style:style style:name="P4" style:family="paragraph" style:parent-style-name="Text_20_body">
      <style:text-properties officeooo:paragraph-rsid="0017840e"/>
    </style:style>
    <style:style style:name="P5" style:family="paragraph" style:parent-style-name="UBUcuerpoTrabajo">
      <style:paragraph-properties fo:margin-left="0cm" fo:margin-right="0cm" fo:orphans="2" fo:widows="2" fo:text-indent="0cm" style:auto-text-indent="false"/>
    </style:style>
    <style:style style:name="P6" style:family="paragraph" style:parent-style-name="UBUcuerpoTrabajo">
      <style:text-properties officeooo:paragraph-rsid="0017e59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1d1d1b" loext:opacity="100%" style:font-name="gdsherpa" fo:font-size="12pt" fo:letter-spacing="normal" fo:font-style="normal" fo:font-weight="normal"/>
    </style:style>
    <style:style style:name="T3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ceptos teóricos</text:h>
      <text:p text:style-name="UBUcuerpoTrabajo">{En aquellos proyectos que necesiten para su comprensión y desarrollo de unos conceptos teóricos de una determinada materia o de un determinado dominio de conocimiento, debe existir un apartado que sintetice dichos conceptos.}</text:p>
      <text:h text:style-name="P2" text:outline-level="2"><text:span text:style-name="T1">Geolocalizacion</text:span></text:h>
      <text:p text:style-name="P6">{</text:p>
      <text:p text:style-name="P6">The RapidAPI Blog (2018) otorga el listado de APIs de localización que posee Google Maps están incluidas: • API de geocodificación de Google – Su función principal es la de convertir una dirección en coordenada geográfica y también de forma inversa. Contiene puntos finales de comunicación en donde incluyen </text:p>
      <text:p text:style-name="P6">}</text:p>
      <text:h text:style-name="P2" text:outline-level="2">Servicio web</text:h>
      <text:p text:style-name="P3"/>
      <text:h text:style-name="Heading_20_2" text:outline-level="2">Fundamentos legales</text:h>
      <text:h text:style-name="Heading_20_3" text:outline-level="3">Ley registro de la Jornada Laboral</text:h>
      <text:p text:style-name="UBUcuerpoTrabajo"/>
      <text:p text:style-name="P5"><text:span text:style-name="T2">Desde el pasado 12 de mayo de 2019, fichar en el trabajo es obligatorio. Esto se debe a la aprobación del </text:span><text:a xlink:type="simple" xlink:href="https://www.boe.es/boe/dias/2019/03/12/pdfs/BOE-A-2019-3481.pdf" text:style-name="Internet_20_link" text:visited-style-name="Visited_20_Internet_20_Link">Real Decreto-ley 8/2019 de 8 de marzo</text:a><text:span text:style-name="T2">, que reforma diversos artículos del Estatuto de los Trabajadores.</text:span> </text:p>
      <text:h text:style-name="Heading_20_3" text:outline-level="3">Agencia Tributaria copia digital</text:h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gdsherpa" svg:font-family="gdsherpa, 'Helvetica Neue', Helvetica, Arial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TFG_3_ConceptosTeoricos.odt</text:file-name><text:s/>v.<text:editing-cycles>18</text:editing-cycles> <text:title/><text:modification-date style:data-style-name="N104">13/abr/22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2:16</meta:creation-date>
    <meta:generator>LibreOffice/7.2.6.2$Windows_X86_64 LibreOffice_project/b0ec3a565991f7569a5a7f5d24fed7f52653d754</meta:generator>
    <dc:date>2022-04-13T20:13:06.459000000</dc:date>
    <dc:creator>Armando Socastro Lema</dc:creator>
    <meta:editing-duration>PT54M34S</meta:editing-duration>
    <meta:editing-cycles>18</meta:editing-cycles>
    <meta:printed-by>Carlos Pardo Aguilar</meta:printed-by>
    <meta:print-date>2015-07-18T14:21:34</meta:print-date>
    <meta:document-statistic meta:table-count="0" meta:image-count="0" meta:object-count="0" meta:page-count="1" meta:paragraph-count="12" meta:word-count="141" meta:character-count="919" meta:non-whitespace-character-count="786"/>
  </office:meta>
</office:document-meta>
</file>